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0fe0f2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1d88a79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officeooo:rsid="008d3585" officeooo:paragraph-rsid="01d88a79" style:font-size-asian="12pt" style:font-size-complex="12pt"/>
    </style:style>
    <style:style style:name="P6" style:family="paragraph" style:parent-style-name="Standard">
      <style:text-properties style:font-name="Liberation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7" style:family="paragraph" style:parent-style-name="Standard">
      <style:text-properties style:font-name="Liberation Sans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214c577" officeooo:paragraph-rsid="0214c5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1" fo:font-size="9.5pt" fo:language="nl" fo:country="NL" fo:font-weight="normal" officeooo:rsid="02e5ade6" officeooo:paragraph-rsid="021979a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de2d9" fo:hyphenate="false" fo:hyphenation-remain-char-count="2" fo:hyphenation-push-char-count="2" loext:hyphenation-no-caps="false"/>
    </style:style>
    <style:style style:name="P32" style:family="paragraph" style:parent-style-name="Standard">
      <style:text-properties officeooo:paragraph-rsid="01d88a79"/>
    </style:style>
    <style:style style:name="P33" style:family="paragraph" style:parent-style-name="Standard">
      <style:text-properties officeooo:paragraph-rsid="0215d47e"/>
    </style:style>
    <style:style style:name="P3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979a2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1f9cac"/>
    </style:style>
    <style:style style:name="P36" style:family="paragraph" style:parent-style-name="Standard" style:list-style-name="L1">
      <style:text-properties style:font-name="Liberation Sans" fo:font-size="12pt" fo:font-weight="bold" officeooo:paragraph-rsid="0181027b" style:font-size-asian="12pt" style:font-weight-asian="bold" style:font-size-complex="12pt" style:font-weight-complex="bold"/>
    </style:style>
    <style:style style:name="P3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" fo:font-size="12pt" style:text-underline-style="none" style:font-size-asian="12pt" style:font-size-complex="12pt"/>
    </style:style>
    <style:style style:name="T8" style:family="text">
      <style:text-properties style:font-name="Liberation Sans" fo:font-size="12pt" style:text-underline-style="none" officeooo:rsid="01392241" style:font-size-asian="12pt" style:font-size-complex="12pt"/>
    </style:style>
    <style:style style:name="T9" style:family="text">
      <style:text-properties style:font-name="Liberation Sans" fo:font-size="12pt" style:text-underline-style="none" officeooo:rsid="01fa2278" style:font-size-asian="12pt" style:font-size-complex="12pt"/>
    </style:style>
    <style:style style:name="T10" style:family="text">
      <style:text-properties style:font-name="Liberation Sans" fo:font-size="12pt" style:text-underline-style="none" officeooo:rsid="0154e886" style:font-size-asian="12pt" style:font-size-complex="12pt"/>
    </style:style>
    <style:style style:name="T11" style:family="text">
      <style:text-properties style:font-name="Liberation Sans" fo:font-size="12pt" style:text-underline-style="none" officeooo:rsid="0183b5ef" style:font-size-asian="12pt" style:font-size-complex="12pt"/>
    </style:style>
    <style:style style:name="T12" style:family="text">
      <style:text-properties style:font-name="Liberation Sans" fo:font-size="12pt" style:text-underline-style="none" officeooo:rsid="00ee434a" style:font-size-asian="12pt" style:font-size-complex="12pt"/>
    </style:style>
    <style:style style:name="T13" style:family="text">
      <style:text-properties style:font-name="Liberation Sans" fo:font-size="12pt" style:text-underline-style="none" officeooo:rsid="020da1ec" style:font-size-asian="12pt" style:font-size-complex="12pt"/>
    </style:style>
    <style:style style:name="T14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style:text-underline-style="none" fo:font-weight="normal" officeooo:rsid="018cdc78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style:text-underline-style="none" fo:font-weight="normal" officeooo:rsid="01e228c8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1e91236" style:font-size-asian="12pt" style:font-size-complex="12pt"/>
    </style:style>
    <style:style style:name="T19" style:family="text">
      <style:text-properties style:font-name="Liberation Sans" fo:font-size="12pt" officeooo:rsid="01f7436c" style:font-size-asian="12pt" style:font-size-complex="12pt"/>
    </style:style>
    <style:style style:name="T20" style:family="text">
      <style:text-properties style:font-name="Liberation Sans" fo:font-size="12pt" officeooo:rsid="017c5295"/>
    </style:style>
    <style:style style:name="T21" style:family="text">
      <style:text-properties style:font-name="Liberation Sans" officeooo:rsid="017c5295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officeooo:rsid="013fc3e9"/>
    </style:style>
    <style:style style:name="T2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18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d766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b241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1b1f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318e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font-name="Liberation Sans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Liberation Sans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Liberation Sans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Liberation Sans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font-name="Liberation Sans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font-name="Liberation Mono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90" style:family="text">
      <style:text-properties fo:color="#000000" loext:opacity="100%" style:font-name="Liberation Mono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91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2" style:family="text">
      <style:text-properties fo:color="#000000" loext:opacity="100%" style:font-name="Liberation Mono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3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94" style:family="text">
      <style:text-properties style:text-line-through-style="none" style:text-line-through-type="none" style:font-name="Liberation Sans" fo:font-size="12pt" style:text-underline-style="none" officeooo:rsid="0154e886" style:font-size-asian="12pt" style:font-size-complex="12pt"/>
    </style:style>
    <style:style style:name="T95" style:family="text">
      <style:text-properties style:text-line-through-style="none" style:text-line-through-type="none" style:font-name="Liberation Sans" fo:font-size="12pt" fo:font-weight="normal" officeooo:rsid="00bddfbe" style:font-name-asian="Ubuntu" style:font-size-asian="12pt" style:font-weight-asian="normal" style:font-size-complex="12pt" style:font-weight-complex="normal"/>
    </style:style>
    <style:style style:name="T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Strong_20_Emphasis"><text:span text:style-name="T73">C</text:span></text:span><text:span text:style-name="Strong_20_Emphasis"><text:span text:style-name="T72">hecklist voor </text:span></text:span><text:span text:style-name="Strong_20_Emphasis"><text:span text:style-name="T74">de installatie</text:span></text:span><text:span text:style-name="Strong_20_Emphasis"><text:span text:style-name="T72"> van </text:span></text:span><text:reference-mark-start text:name="Distributie"/><text:span text:style-name="Strong_20_Emphasis"><text:span text:style-name="T75">Debia</text:span></text:span><text:span text:style-name="Strong_20_Emphasis"><text:span text:style-name="T76">n GNU/Linux</text:span></text:span><text:reference-mark-end text:name="Distributie"/><text:span text:style-name="Strong_20_Emphasis"><text:span text:style-name="T75"> </text:span></text:span><text:reference-mark-start text:name="Versie"/><text:span text:style-name="T18">1</text:span><text:span text:style-name="T19">1</text:span><text:reference-mark-end text:name="Versie"/><text:span text:style-name="Strong_20_Emphasis"><text:span text:style-name="T83"> </text:span></text:span><text:span text:style-name="Strong_20_Emphasis"><text:span text:style-name="T84">LTS</text:span></text:span><text:span text:style-name="Strong_20_Emphasis"><text:span text:style-name="T28"> </text:span></text:span><text:reference-mark-start text:name="Editie"/><text:span text:style-name="Strong_20_Emphasis"><text:span text:style-name="T77">desktop</text:span></text:span><text:reference-mark-end text:name="Editie"/><text:span text:style-name="Strong_20_Emphasis"><text:span text:style-name="T78"> </text:span></text:span><text:span text:style-name="Strong_20_Emphasis"><text:span text:style-name="T72">op </text:span></text:span><text:reference-mark-start text:name="Computernaam"/><text:span text:style-name="Strong_20_Emphasis"><text:span text:style-name="T79">pc</text:span></text:span><text:span text:style-name="Strong_20_Emphasis"><text:span text:style-name="T72">0</text:span></text:span><text:span text:style-name="Strong_20_Emphasis"><text:span text:style-name="T80">7</text:span></text:span><text:reference-mark-end text:name="Computernaam"/><text:span text:style-name="T81"> </text:span><text:span text:style-name="T82">(VM).</text:span></text:p>
      <text:p text:style-name="P3"/>
      <text:p text:style-name="P35"><text:span text:style-name="T96">K</text:span><text:span text:style-name="T29">ijk op</text:span><text:span text:style-name="T72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72"> </text:span><text:span text:style-name="T30">voor</text:span><text:span text:style-name="T31"> </text:span><text:span text:style-name="T97">deze en andere </text:span><text:span text:style-name="T45">checklists, scripts, </text:span><text:span text:style-name="T46">en informatie</text:span><text:span text:style-name="T45">.</text:span></text:p>
      <text:p text:style-name="P22"/>
      <text:p text:style-name="P7"><text:span text:style-name="T25">D</text:span><text:span text:style-name="T24">it is een invulbare PD</text:span><text:span text:style-name="T26">F</text:span><text:span text:style-name="T24"> met keuzevakken; </text:span><text:span text:style-name="T27">a</text:span><text:span text:style-name="T24">fdrukken is niet noodzakelijk.</text:span></text:p>
      <text:p text:style-name="P8"><text:span text:style-name="Strong_20_Emphasis"><text:span text:style-name="T87"/></text:span></text:p>
      <text:p text:style-name="P23"><text:span text:style-name="Definition"><text:span text:style-name="T5">g</text:span></text:span><text:span text:style-name="Definition"><text:span text:style-name="T4">ebruiker</text:span></text:span><text:span text:style-name="T88"><text:tab/><text:tab/><text:tab/><text:tab/></text:span><text:span text:style-name="User_20_Entry"><text:span text:style-name="T89">Karel</text:span></text:span><text:span text:style-name="User_20_Entry"><text:span text:style-name="T90"> Zimmer</text:span></text:span></text:p>
      <text:p text:style-name="P23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89">karel</text:span></text:span></text:p>
      <text:p text:style-name="P24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91"><text:reference-ref text:reference-format="text" text:ref-name="Computernaam">pc07</text:reference-ref></text:span></text:span><text:span text:style-name="User_20_Entry"><text:span text:style-name="T85"> <text:tab/><text:tab/><text:tab/></text:span></text:span><text:span text:style-name="User_20_Entry"><text:span text:style-name="T86">(VM)</text:span></text:span></text:p>
      <text:p text:style-name="P25"><text:span text:style-name="Definition"><text:span text:style-name="T5">o</text:span></text:span><text:span text:style-name="Definition"><text:span text:style-name="T6">pstartmenu</text:span></text:span><text:span text:style-name="T88"><text:tab/><text:tab/></text:span><text:span text:style-name="T72"><text:tab/></text:span><text:span text:style-name="User_20_Entry"><text:span text:style-name="T92">-</text:span></text:span></text:p>
      <text:p text:style-name="P26"><text:span text:style-name="Definition"><text:span text:style-name="T5">i</text:span></text:span><text:span text:style-name="Definition"><text:span text:style-name="T6">nstellingen</text:span></text:span><text:span text:style-name="T72"><text:tab/><text:tab/><text:tab/></text:span><text:span text:style-name="User_20_Entry"><text:span text:style-name="T92">-</text:span></text:span></text:p>
      <text:p text:style-name="P14"/>
      <text:p text:style-name="P13"/>
      <text:list xml:id="list4189791490" text:style-name="L1">
        <text:list-item>
          <text:p text:style-name="P36">Installatie voorbereiden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2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48"/></text:span></text:p>
          </table:table-cell>
        </table:table-row>
      </table:table>
      <text:p text:style-name="P16"/>
      <text:list xml:id="list94035600386861" text:continue-numbering="true" text:style-name="L1">
        <text:list-item>
          <text:p text:style-name="P37">Installatie uitvoeren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50"/></text:span></text:p>
          </table:table-cell>
        </table:table-row>
      </table:table>
      <text:p text:style-name="P18"/>
      <text:list xml:id="list94035991525864" text:continue-numbering="true" text:style-name="L1">
        <text:list-item>
          <text:p text:style-name="P38">Installatie afronden</text:p>
        </text:list-item>
      </text:list>
      <text:p text:style-name="P12"><text:span text:style-name="Emphasis"><text:span text:style-name="T9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2"><text:span text:style-name="Strong_20_Emphasis"><text:span text:style-name="T47"><text:s/></text:span></text:span><text:span text:style-name="Strong_20_Emphasis"><text:span text:style-name="T60"><draw:control text:anchor-type="as-char" draw:z-index="0" draw:name="Vorm5" draw:style-name="gr1" draw:text-style-name="P40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8"><text:span text:style-name="T44">Voeg een</text:span><text:span text:style-name="T34"> </text:span><text:span text:style-name="T33">toetsenbordindelin</text:span><text:span text:style-name="T35">g</text:span><text:span text:style-name="T36"> </text:span><text:span text:style-name="T44">toe </text:span><text:span text:style-name="Strong_20_Emphasis"><text:span text:style-name="T51">via </text:span></text:span><text:span text:style-name="Strong_20_Emphasis"><text:span text:style-name="T49">een klik op </text:span></text:span><text:span text:style-name="Strong_20_Emphasis"><text:span text:style-name="T52">de </text:span></text:span><text:span text:style-name="Strong_20_Emphasis"><text:span text:style-name="T59">Super</text:span></text:span><text:span text:style-name="Strong_20_Emphasis"><text:span text:style-name="T52">-toets, </text:span></text:span><text:span text:style-name="Strong_20_Emphasis"><text:span text:style-name="T53">t</text:span></text:span><text:span text:style-name="Strong_20_Emphasis"><text:span text:style-name="T54">yp </text:span></text:span><text:span text:style-name="Strong_20_Emphasis"><text:span text:style-name="T62">toet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1">n </text:span></text:span><text:span text:style-name="Strong_20_Emphasis"><text:span text:style-name="T56">k</text:span></text:span><text:span text:style-name="Strong_20_Emphasis"><text:span text:style-name="T51">lik </text:span></text:span><text:span text:style-name="Strong_20_Emphasis"><text:span text:style-name="T57">bij </text:span></text:span><text:span text:style-name="Strong_20_Emphasis"><text:span text:style-name="T51"><text:s/></text:span></text:span><text:span text:style-name="Strong_20_Emphasis"><text:span text:style-name="T68">Instellingen </text:span></text:span><text:span text:style-name="Strong_20_Emphasis"><text:span text:style-name="T51">op het pictogram van </text:span></text:span><text:span text:style-name="Strong_20_Emphasis"><text:span text:style-name="T69">Regio en taal</text:span></text:span><text:span text:style-name="Strong_20_Emphasis"><text:span text:style-name="T5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2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31"><text:span text:style-name="T39">O</text:span><text:span text:style-name="T34">nder </text:span><text:span text:style-name="Strong_20_Emphasis"><text:span text:style-name="T70">I</text:span></text:span><text:span text:style-name="Strong_20_Emphasis"><text:span text:style-name="T71">nvoerbron</text:span></text:span><text:span text:style-name="T34"> </text:span><text:span text:style-name="T36">klik </text:span><text:span text:style-name="T34">op </text:span><text:span text:style-name="Strong_20_Emphasis"><text:span text:style-name="T71">+</text:span></text:span><text:span text:style-name="T34"> </text:span><text:span text:style-name="T40">(plus-teken), </text:span><text:span text:style-name="T41">klik</text:span><text:span text:style-name="T42"> op </text:span><text:span text:style-name="T67">Engels</text:span><text:span text:style-name="T41">, </text:span><text:span text:style-name="T43">selecteer</text:span><text:span text:style-name="T34"> </text:span><text:span text:style-name="Strong_20_Emphasis"><text:span text:style-name="T71">Engels </text:span></text:span><text:span text:style-name="Strong_20_Emphasis"><text:span text:style-name="T64">(</text:span></text:span><text:span text:style-name="Strong_20_Emphasis"><text:span text:style-name="T66">GB</text:span></text:span><text:span text:style-name="Strong_20_Emphasis"><text:span text:style-name="T64">, </text:span></text:span><text:span text:style-name="Strong_20_Emphasis"><text:span text:style-name="T65">int</text:span></text:span><text:span text:style-name="Strong_20_Emphasis"><text:span text:style-name="T66">ernationaa</text:span></text:span><text:span text:style-name="Strong_20_Emphasis"><text:span text:style-name="T65">l, </text:span></text:span><text:span text:style-name="Strong_20_Emphasis"><text:span text:style-name="T66">met dode toetsen</text:span></text:span><text:span text:style-name="Strong_20_Emphasis"><text:span text:style-name="T64">)</text:span></text:span><text:span text:style-name="T34">, </text:span><text:span text:style-name="T41">en klik op </text:span><text:span text:style-name="T63">Toevoegen</text:span><text:span text:style-name="T4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2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21"><text:span text:style-name="T21">Sluit het scherm </text:span><text:span text:style-name="Strong_20_Emphasis"><text:span text:style-name="T20">Regio en taal</text:span></text:span><text:span text:style-name="T21">.</text:span></text:p>
          </table:table-cell>
        </table:table-row>
      </table:table>
      <text:p text:style-name="P15"/>
      <text:p text:style-name="P6"/>
      <text:list xml:id="list94036412652208" text:continue-numbering="true" text:style-name="L1">
        <text:list-item>
          <text:p text:style-name="P39">Gebruiker inrichten</text:p>
        </text:list-item>
      </text:list>
      <text:p text:style-name="P1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3"><text:span text:style-name="Strong_20_Emphasis"><text:span text:style-name="T47"><text:s/></text:span></text:span><text:span text:style-name="Strong_20_Emphasis"><text:span text:style-name="T60"><draw:control text:anchor-type="as-char" draw:z-index="1" draw:name="Vorm9_0" draw:style-name="gr1" draw:text-style-name="P40" svg:width="0.35cm" svg:height="0.35cm" draw:control="control2"/></text:span></text:span></text:p>
          </table:table-cell>
          <table:table-cell table:style-name="_34_._5f_Gebruiker_5f_inrichten.A1" office:value-type="string">
            <text:p text:style-name="P9">Zet beeldschermresolutie op 1280 x 768 (16:10).</text:p>
          </table:table-cell>
        </table:table-row>
      </table:table>
      <text:p text:style-name="P10"><text:span text:style-name="Strong_20_Emphasis"><text:span text:style-name="T95"/></text:span></text:p>
      <text:p text:style-name="P19"/>
      <text:p text:style-name="P11"><text:span text:style-name="T8">Einde c</text:span><text:span text:style-name="T7">hecklist, </text:span><text:span text:style-name="T9">de</text:span><text:span text:style-name="T7"> installatie van </text:span><text:span text:style-name="T7"><text:reference-ref text:reference-format="text" text:ref-name="Distributie">Debian GNU/Linux</text:reference-ref></text:span><text:span text:style-name="Strong_20_Emphasis"><text:span text:style-name="T14"><text:s/></text:span></text:span><text:span text:style-name="T10"><text:reference-ref text:reference-format="text" text:ref-name="Versie">11</text:reference-ref></text:span><text:span text:style-name="Strong_20_Emphasis"><text:span text:style-name="T15"><text:s/></text:span></text:span><text:span text:style-name="Strong_20_Emphasis"><text:span text:style-name="T16">LTS</text:span></text:span><text:span text:style-name="T94"> </text:span><text:span text:style-name="T7"><text:reference-ref text:reference-format="text" text:ref-name="Editie">desktop</text:reference-ref></text:span><text:span text:style-name="T7"><text:s/></text:span><text:span text:style-name="T11">op </text:span><text:span text:style-name="T11"><text:reference-ref text:reference-format="text" text:ref-name="Computernaam">pc07</text:reference-ref></text:span><text:span text:style-name="T12"><text:s/></text:span><text:span text:style-name="T13">(VM) </text:span><text:span text:style-name="T7">is voltooid.</text:span></text:p>
      <text:p text:style-name="P20"/>
      <text:p text:style-name="P27"><text:span text:style-name="T61">Geschreven</text:span><text:span text:style-name="T37"> door Karel Zimmer &lt;</text:span><text:a xlink:type="simple" xlink:href="mailto:info@karelzimmer.nl" text:style-name="Internet_20_link" text:visited-style-name="Visited_20_Internet_20_Link"><text:span text:style-name="T17">info@karelzimmer.nl</text:span></text:a><text:span text:style-name="T37">&gt;</text:span><text:span text:style-name="T3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1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2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"/>
    </style:style>
    <style:style style:name="MT1" style:family="text">
      <style:text-properties style:font-name="Liberation Sans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4-20T09:40:35.412938729">20-04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9:40:35.218554159</dc:date>
    <meta:printed-by>Karel Zimmer</meta:printed-by>
    <meta:print-date>2012-07-13T13:55:28</meta:print-date>
    <meta:keyword>Installatie</meta:keyword>
    <meta:keyword>Checklist</meta:keyword>
    <meta:keyword>Linux</meta:keyword>
    <meta:editing-cycles>3125</meta:editing-cycles>
    <meta:editing-duration>P7DT12H53M26S</meta:editing-duration>
    <dc:creator>Karel Zimmer</dc:creator>
    <meta:document-statistic meta:table-count="4" meta:image-count="0" meta:object-count="0" meta:page-count="1" meta:paragraph-count="22" meta:word-count="143" meta:character-count="997" meta:non-whitespace-character-count="863"/>
    <meta:user-defined meta:name="Info 1"/>
    <meta:user-defined meta:name="Info 2"/>
    <meta:user-defined meta:name="Info 3"/>
    <meta:user-defined meta:name="Info 4"/>
  </office:meta>
</office:document-meta>
</file>